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Pictures/1000020100000152000000FABCE1D4C291ED2AD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weight="bold" style:font-weight-asian="bold" style:font-name-complex="Times New Roman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Text_20_body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4" style:family="paragraph" style:parent-style-name="Text_20_body">
      <style:text-properties style:font-name="Times New Roman" style:font-name-complex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 style:font-name-complex="Times New Roman"/>
    </style:style>
    <style:style style:name="P6" style:family="paragraph" style:parent-style-name="Text_20_body">
      <style:paragraph-properties fo:text-align="end" style:justify-single-word="false"/>
      <style:text-properties style:font-name="Times New Roman" officeooo:rsid="001c4a97" officeooo:paragraph-rsid="001c4a97" style:font-name-complex="Times New Roman"/>
    </style:style>
    <style:style style:name="P7" style:family="paragraph" style:parent-style-name="Text_20_body">
      <style:paragraph-properties fo:text-align="center" style:justify-single-word="false"/>
      <style:text-properties fo:color="#000000" style:font-name="Times New Roman" style:font-name-complex="Times New Roman"/>
    </style:style>
    <style:style style:name="P8" style:family="paragraph" style:parent-style-name="Text_20_body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ace70" style:font-size-asian="8pt" style:font-weight-asian="normal" style:font-size-complex="8pt" style:font-weight-complex="normal"/>
    </style:style>
    <style:style style:name="P1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P13" style:family="paragraph" style:parent-style-name="Footer">
      <style:paragraph-properties fo:text-align="center" style:justify-single-word="false"/>
      <style:text-properties fo:language="pt" fo:country="BR" style:language-asian="pt" style:country-asian="BR" style:language-complex="ar" style:country-complex="SA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officeooo:rsid="001c4a97" style:font-name-complex="Times New Roman"/>
    </style:style>
    <style:style style:name="T6" style:family="text">
      <style:text-properties style:font-name="Times New Roman" officeooo:rsid="001d538f" style:font-name-complex="Times New Roman"/>
    </style:style>
    <style:style style:name="T7" style:family="text">
      <style:text-properties style:font-name-asian="Times New Roman"/>
    </style:style>
    <style:style style:name="T8" style:family="text">
      <style:text-properties fo:color="#000000" style:font-name="Times New Roman" style:font-name-complex="Times New Roman"/>
    </style:style>
    <style:style style:name="T9" style:family="text">
      <style:text-properties officeooo:rsid="001d538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EXO IV</text:p>
      <text:p text:style-name="P2"/>
      <text:p text:style-name="Text_20_body"><text:span text:style-name="Fonte_20_parág._20_padrão3"><text:span text:style-name="T3">Memorando-Circular Conjunto nº 7/DIRSAT/DIRBEN/PFE-INSS/DIRAT, de </text:span></text:span><text:span text:style-name="T3">19 de maio de 2016.</text:span></text:p>
      <text:p text:style-name="P3"/>
      <text:p text:style-name="P6">Belo Horizonte/MG, <text:date style:data-style-name="N76" text:date-value="2016-06-10T15:47:56.605999935" text:fixed="true">10 de junho de 2016</text:date></text:p>
      <text:p text:style-name="P4"/>
      <text:p text:style-name="P2">COMUNICADO DE DECISÃO</text:p>
      <text:p text:style-name="P5"/>
      <text:p text:style-name="Text_20_body"><text:span text:style-name="T4">Ao(A) Sr. (a): </text:span><text:span text:style-name="T5">Maria Helena Alves Marolino</text:span></text:p>
      <text:p text:style-name="Text_20_body"><text:span text:style-name="T4">NIT: </text:span><text:span text:style-name="T5">1.244.656.781-0</text:span></text:p>
      <text:p text:style-name="Text_20_body"><text:span text:style-name="T4">Número de Benefício: </text:span><text:span text:style-name="T5">131.714.025-4</text:span><text:span text:style-name="T4"> Espécie: </text:span><text:span text:style-name="T5">31</text:span></text:p>
      <text:p text:style-name="Text_20_body"><text:span text:style-name="T4">Agência da Previdência Social: </text:span><text:span text:style-name="T6">Belo Horizonte Padre Eustáquio</text:span></text:p>
      <text:p text:style-name="Text_20_body"><text:span text:style-name="T4">Endereço: </text:span><text:span text:style-name="T6">R. Padre Eustáquio, 1831, 2º andar.</text:span></text:p>
      <text:p text:style-name="Text_20_body"><text:span text:style-name="T4">Município: </text:span><text:span text:style-name="T6">Belo Horizonte/MG – </text:span><text:span text:style-name="T4">CEP: </text:span><text:span text:style-name="T6">30.720-100</text:span></text:p>
      <text:p text:style-name="P1"/>
      <text:p text:style-name="Text_20_body"><text:span text:style-name="T1">Assunto:</text:span><text:span text:style-name="T4"><text:tab/>Resultado de Perícia Médica Administrativa de Benefício Concedido/Reativado Judicialmente</text:span></text:p>
      <text:p text:style-name="Text_20_body"><text:span text:style-name="T1">Decisão:</text:span><text:span text:style-name="T4"><text:tab/>Indeferimento</text:span></text:p>
      <text:p text:style-name="Text_20_body"><text:span text:style-name="T1">Motivo:<text:tab/></text:span><text:span text:style-name="T4">Recuperação da Capacidade Para o Retorno ao Trabalho</text:span></text:p>
      <text:p text:style-name="P4"/>
      <text:p text:style-name="Text_20_body"><text:span text:style-name="T1">Fundamentação Legal:</text:span><text:span text:style-name="T4"><text:tab/>Art. 71 da Lei 8.212, de 24 de Julho de 1991, Art. 101 da Lei 8.213 de 24 de Julho de 1991, Art. 11 da Lei 10.666, de 08 de Maio de 2003.</text:span></text:p>
      <text:p text:style-name="P4"/>
      <text:p text:style-name="P4"><text:tab/>Após avaliação médico pericial, informamos que não foi reconhecido o direito à manutenção do benefício em razão da recuperação da capacidade para o retorno ao trabalho, motivo pelo qual seu benefício será cessado em <text:span text:style-name="T9">10/06/2016</text:span>.</text:p>
      <text:p text:style-name="P4"/>
      <text:p text:style-name="P4"><text:tab/>Desta decisão poderá interpor Recurso à JR – Junta de Recursos, no prazo de 30 (trinta) dias, a contar do recebimento da presente comunicação, que deverá ser agendado pela Central 135 ou <text:span text:style-name="T9">pela</text:span> APS – Agência da Previdência Social. </text:p>
      <text:p text:style-name="P4"/>
      <text:p text:style-name="P4"/>
      <text:p text:style-name="P4"/>
      <text:p text:style-name="P5">Servidor: <text:span text:style-name="T9">Douglas Rodrigues de Almeida </text:span>Matrícula: <text:span text:style-name="T9">1536731</text:span></text:p>
      <text:p text:style-name="P5"/>
      <text:p text:style-name="P5"/>
      <text:p text:style-name="P5"/>
      <text:p text:style-name="P5"><text:span text:style-name="T7">…</text:span>........................................................................................<text:tab/>…......./........../..........</text:p>
      <text:p text:style-name="P7"><text:span text:style-name="T7"><text:s text:c="8"/></text:span>Assinatura de ciência do(a) segurado(a) <text:s text:c="22"/>Data da ciência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Normal2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Normal2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2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Normal2" style:family="paragraph">
      <style:paragraph-properties fo:margin-top="0cm" fo:margin-bottom="0.353cm" loext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pt" fo:country="BR" style:letter-kerning="true" style:font-name-asian="Calibri" style:font-family-asian="Calibri" style:font-family-generic-asian="swiss" style:font-pitch-asian="variable" style:font-size-asian="11pt" style:language-asian="zh" style:country-asian="CN" style:font-name-complex="Mangal1" style:font-family-complex="Mangal" style:font-family-generic-complex="roman" style:font-pitch-complex="variable" style:font-size-complex="11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Normal2" style:next-style-name="Normal2" style:default-outline-level="2" style:class="text">
      <style:paragraph-properties fo:margin-top="0cm" fo:margin-bottom="0cm" loext:contextual-spacing="false" style:line-height-at-least="0.176cm" fo:hyphenation-ladder-count="no-limit" fo:keep-with-next="always"/>
      <style:text-properties style:font-name="Arial" fo:font-family="Arial" style:font-family-generic="swiss" style:font-pitch="variable" fo:font-size="6pt" fo:font-weight="bold" style:letter-kerning="true" style:font-name-asian="Times New Roman" style:font-family-asian="'Times New Roman'" style:font-family-generic-asian="roman" style:font-pitch-asian="variable" style:font-size-asian="6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Heading_20_3" style:display-name="Heading 3" style:family="paragraph" style:parent-style-name="Título2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wiss" style:font-pitch-asian="variable" style:font-size-asian="12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Normal2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Header" style:family="paragraph" style:parent-style-name="Normal2" style:class="extra">
      <style:paragraph-properties fo:margin-top="0cm" fo:margin-bottom="0cm" loext:contextual-spacing="false" style:line-height-at-least="0.176cm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2" style:class="extra">
      <style:paragraph-properties fo:margin-top="0cm" fo:margin-bottom="0cm" loext:contextual-spacing="false" style:line-height-at-least="0.176cm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2">
      <style:paragraph-properties fo:margin-top="0.176cm" fo:margin-bottom="0.21cm" loext:contextual-spacing="false" fo:hyphenation-ladder-count="no-limit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Normal2">
      <style:paragraph-properties fo:margin-top="0.176cm" fo:margin-bottom="0.21cm" loext:contextual-spacing="false" fo:hyphenation-ladder-count="no-limit"/>
      <style:text-properties fo:color="#000000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fo:color="#ff0000" style:font-name="Times New Roman" fo:font-family="'Times New Roman'" style:font-family-generic="roman" style:font-pitch="variable" fo:font-size="11.5pt" style:font-size-asian="11.5pt" style:font-name-complex="Times New Roman" style:font-family-complex="'Times New Roman'" style:font-family-generic-complex="roman" style:font-pitch-complex="variable"/>
    </style:style>
    <style:style style:name="Corpo_20_de_20_texto_20_31" style:display-name="Corpo de texto 3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1" style:family="paragraph" style:parent-style-name="Standard">
      <style:paragraph-properties fo:text-align="start" style:justify-single-word="false" fo:hyphenation-ladder-count="no-limit" style:text-autospace="none"/>
      <style:text-properties fo:color="#000000"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Cabeçalho_20_Char" style:display-name="Cabeçalho Char" style:family="text" style:parent-style-name="Fonte_20_parág._20_padrão2"/>
    <style:style style:name="Rodapé_20_Char" style:display-name="Rodapé Char" style:family="text" style:parent-style-name="Fonte_20_parág._20_padrão2"/>
    <style:style style:name="Fonte_20_parág._20_padrão1" style:display-name="Fonte parág. padrão1" style:family="text"/>
    <style:style style:name="Título_20_2_20_Char" style:display-name="Título 2 Char" style:family="text" style:parent-style-name="Fonte_20_parág._20_padrão3">
      <style:text-properties style:font-name="Arial" fo:font-family="Arial" style:font-family-generic="swiss" style:font-pitch="variable" fo:font-size="6pt" fo:font-weight="bold" style:letter-kerning="true" style:font-size-asian="6pt" style:language-asian="zh" style:country-asian="CN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ace70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ace7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fo:language="pt" fo:country="BR" style:language-asian="pt" style:country-asian="BR" style:language-complex="ar" style:country-complex="SA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2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3"/>
        <text:p text:style-name="MP3">INSTITUTO NACIONAL DO SEGURO SOCIAL</text:p>
        <text:p text:style-name="MP4"/>
      </style:header>
      <style:footer>
        <text:p text:style-name="MP5"><draw:frame draw:style-name="Mfr2" draw:name="Imagem 1" text:anchor-type="as-char" svg:width="2.408cm" svg:height="1.614cm" draw:z-index="0"><draw:image xlink:href="Pictures/1000020100000152000000FABCE1D4C291ED2AD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.rocha</meta:initial-creator>
    <meta:creation-date>2016-05-23T16:16:00</meta:creation-date>
    <dc:creator>Douglas Rodrigues de Almeida</dc:creator>
    <dc:date>2016-06-10T15:52:22.307000000</dc:date>
    <meta:print-date>2016-05-05T14:56:00</meta:print-date>
    <meta:editing-cycles>5</meta:editing-cycles>
    <meta:editing-duration>PT29M29S</meta:editing-duration>
    <meta:generator>LibreOffice/5.1.3.1$Windows_X86_64 LibreOffice_project/115e0e13d3c8ac1452186ad2394abce2dd5c2b57</meta:generator>
    <meta:document-statistic meta:table-count="0" meta:image-count="4" meta:object-count="0" meta:page-count="1" meta:paragraph-count="21" meta:word-count="203" meta:character-count="1494" meta:non-whitespace-character-count="1275"/>
  </office:meta>
</office:document-meta>
</file>